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omyślny-notes">
      <style:graphic-properties draw:fill-color="#ffffff" draw:auto-grow-height="true" fo:min-height="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font-name="Latin Modern Roman" fo:font-size="12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Latin Modern Roman" fo:font-size="8pt" style:font-size-asian="8pt" style:font-size-complex="8pt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1.6cm" svg:y="0.097cm">
          <text:p text:style-name="P1"><text:span text:style-name="T1">Przetwornik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1.099cm" svg:x2="1.599cm" svg:y2="1.099cm">
          <text:p/>
        </draw:line>
        <draw:custom-shape draw:style-name="gr3" draw:text-style-name="P5" draw:layer="layout" svg:width="2cm" svg:height="2cm" svg:x="12.1cm" svg:y="0.097cm">
          <text:p text:style-name="P4"><text:span text:style-name="T1">Algorytm</text:span></text:p>
          <text:p text:style-name="P4"><text:span text:style-name="T2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14.1cm" svg:y1="1.1cm" svg:x2="15.9cm" svg:y2="1.099cm">
          <text:p/>
        </draw:line>
        <draw:custom-shape draw:style-name="gr4" draw:text-style-name="P2" draw:layer="layout" svg:width="2cm" svg:height="2cm" svg:x="5.1cm" svg:y="0.098cm">
          <text:p text:style-name="P1"><text:span text:style-name="T1">Wzmacniacz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cm" svg:height="2cm" svg:x="8.6cm" svg:y="0.099cm">
          <text:p text:style-name="P1"><text:span text:style-name="T1">Przetwornik</text:span></text:p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6cm" svg:y1="1.1cm" svg:x2="5.1cm" svg:y2="1.1cm">
          <text:p/>
        </draw:line>
        <draw:line draw:style-name="gr2" draw:text-style-name="P3" draw:layer="layout" svg:x1="7.1cm" svg:y1="1.099cm" svg:x2="8.6cm" svg:y2="1.099cm">
          <text:p/>
        </draw:line>
        <draw:line draw:style-name="gr2" draw:text-style-name="P3" draw:layer="layout" svg:x1="10.6cm" svg:y1="1.099cm" svg:x2="12.1cm" svg:y2="1.099cm">
          <text:p/>
        </draw:line>
        <draw:g draw:style-name="gr6">
          <svg:title>TexMaths</svg:title>
          <svg:desc>12§display§s(t)§svg§600§TRUE§</svg:desc>
          <draw:path draw:style-name="gr7" draw:text-style-name="P7" draw:layer="layout" svg:width="0.155cm" svg:height="0.189cm" svg:x="0.2cm" svg:y="0.685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7" draw:text-style-name="P7" draw:layer="layout" svg:width="0.096cm" svg:height="0.418cm" svg:x="0.418cm" svg:y="0.556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7" draw:text-style-name="P7" draw:layer="layout" svg:width="0.128cm" svg:height="0.267cm" svg:x="0.549cm" svg:y="0.607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7" draw:text-style-name="P7" draw:layer="layout" svg:width="0.096cm" svg:height="0.418cm" svg:x="0.715cm" svg:y="0.556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 draw:style-name="gr6">
          <svg:title>TexMaths</svg:title>
          <svg:desc>12§display§y_{a}(t)§svg§600§TRUE§</svg:desc>
          <draw:path draw:style-name="gr7" draw:text-style-name="P7" draw:layer="layout" svg:width="0.193cm" svg:height="0.271cm" svg:x="3.704cm" svg:y="0.684cm" svg:viewBox="0 0 194 272" svg:d="M194 16c0-8-6-12-12-12-3 0-11 3-14 9-1 3-5 15-6 23-3 11-6 22-9 33-6 26-12 51-19 76-1 6-19 36-48 36-21 0-25-20-25-35 0-19 7-46 22-81 6-18 8-23 8-32 0-17-14-33-35-33-40 0-56 60-56 65 0 3 4 2 6 3 4 0 4-1 6-7 12-39 29-53 43-53 4 0 10 0 10 15 0 9-4 20-6 28-18 45-25 69-25 89 0 37 26 50 51 50 17 0 31-7 42-19-5 22-10 42-26 65-12 14-28 26-47 26-6 0-25-1-32-18 7 0 12 0 18-5 4-3 8-9 8-16 0-14-11-16-16-16-9 0-22 7-22 27 0 22 18 38 44 38 43 0 86-39 98-87 14-53 27-106 41-160 1-6 1-7 1-9z">
            <text:p/>
          </draw:path>
          <draw:path draw:style-name="gr7" draw:text-style-name="P7" draw:layer="layout" svg:width="0.15cm" svg:height="0.132cm" svg:x="3.916cm" svg:y="0.843cm" svg:viewBox="0 0 151 133" svg:d="M151 87c0-3-3-2-5-3-5 0-5 1-7 9-4 13-8 31-22 31-7 0-9-6-9-14 0-5 2-15 5-24 2-9 4-17 6-26 3-11 3-12 6-22 2-8 6-21 6-22 0-8-6-10-11-10s-12 4-13 12c-6-11-17-18-30-18-39 0-77 42-77 84 0 28 19 49 44 49 17 0 30-10 42-21 6 17 23 21 31 21 10 0 18-7 23-16 6-12 11-28 11-30zM103 33c0 2-1 4-1 5-5 19-10 37-14 55-2 9-9 13-15 19-2 3-14 12-27 12-11 0-22-7-22-28 0-16 8-48 16-60 13-23 28-28 37-28 20 0 26 23 26 25z">
            <text:p/>
          </draw:path>
          <draw:path draw:style-name="gr7" draw:text-style-name="P7" draw:layer="layout" svg:width="0.096cm" svg:height="0.418cm" svg:x="4.148cm" svg:y="0.555cm" svg:viewBox="0 0 97 419" svg:d="M97 414c0-1-1-2-2-4-43-32-72-116-72-183 0-12 0-24 0-36 0-67 29-150 72-183 1-1 2-2 2-3 0-3-2-5-5-5 0 0-1 1-2 1-46 35-90 119-90 190 0 12 0 24 0 36 0 72 44 156 90 190 1 0 2 1 2 2 3 0 5-3 5-5z">
            <text:p/>
          </draw:path>
          <draw:path draw:style-name="gr7" draw:text-style-name="P7" draw:layer="layout" svg:width="0.128cm" svg:height="0.267cm" svg:x="4.278cm" svg:y="0.606cm" svg:viewBox="0 0 129 268" svg:d="M129 86c0-5-4-5-12-5-12 0-24 0-37 0 16-58 17-67 17-70 0-6-5-11-12-11-1 0-13 0-17 16-5 21-10 43-15 65-13 0-27 0-40 0-9 0-13 0-13 9 0 5 4 5 12 5 12 0 25 0 37 0-31 119-32 126-32 133 0 23 15 40 38 40 43 0 67-62 67-66 0-3-3-3-5-3-3 0-4 1-5 6-18 43-41 53-56 53-8 0-13-6-13-19 0-11 1-13 3-20 10-42 20-83 31-124 13 0 26 0 39 0 9 0 13 0 13-9z">
            <text:p/>
          </draw:path>
          <draw:path draw:style-name="gr7" draw:text-style-name="P7" draw:layer="layout" svg:width="0.096cm" svg:height="0.418cm" svg:x="4.445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 draw:style-name="gr6">
          <svg:title>TexMaths</svg:title>
          <svg:desc>12§display§y_{b}(t)§svg§600§TRUE§</svg:desc>
          <draw:path draw:style-name="gr7" draw:text-style-name="P7" draw:layer="layout" svg:width="0.193cm" svg:height="0.271cm" svg:x="7.201cm" svg:y="0.684cm" svg:viewBox="0 0 194 272" svg:d="M194 16c0-8-6-12-12-12-3 0-11 3-14 9-1 3-5 15-6 23-3 11-6 22-9 33-6 26-12 51-19 76-1 6-19 36-48 36-21 0-25-20-25-35 0-19 7-46 22-81 6-18 8-23 8-32 0-17-14-33-35-33-40 0-56 60-56 65 0 3 4 2 6 3 4 0 4-1 6-7 12-39 29-53 43-53 4 0 10 0 10 15 0 9-4 20-6 28-18 45-25 69-25 89 0 37 26 50 51 50 17 0 31-7 42-19-5 22-10 42-26 65-12 14-28 26-47 26-6 0-25-1-32-18 7 0 12 0 18-5 4-3 8-9 8-16 0-14-11-16-16-16-9 0-22 7-22 27 0 22 18 38 44 38 43 0 86-39 98-87 14-53 27-106 41-160 1-6 1-7 1-9z">
            <text:p/>
          </draw:path>
          <draw:path draw:style-name="gr7" draw:text-style-name="P7" draw:layer="layout" svg:width="0.119cm" svg:height="0.206cm" svg:x="7.414cm" svg:y="0.769cm" svg:viewBox="0 0 120 207" svg:d="M120 123c0-34-24-49-44-49-16 0-28 9-38 17 7-28 14-55 21-83 0-1 1-3 1-4 0-2-1-4-5-4-6 0-30 2-37 2-2 2-7 2-7 8 0 3 5 3 8 3 15 0 15 3 15 5s-4 14-5 20c-3 9-5 19-7 28-7 26-13 52-20 78-2 7-2 10-2 14 0 30 19 49 44 49 36 0 76-41 76-84zM96 111c0 12-6 42-14 59-8 14-23 29-38 29-14 0-22-14-22-30 0-11 2-22 10-54 3-6 3-6 8-13 12-13 25-19 34-19 12 0 22 8 22 28z">
            <text:p/>
          </draw:path>
          <draw:path draw:style-name="gr7" draw:text-style-name="P7" draw:layer="layout" svg:width="0.096cm" svg:height="0.418cm" svg:x="7.61cm" svg:y="0.555cm" svg:viewBox="0 0 97 419" svg:d="M97 414c0-1-1-2-2-4-43-32-72-116-72-183 0-12 0-24 0-36 0-67 29-150 72-183 1-1 2-2 2-3 0-3-2-5-5-5-1 0-1 1-2 1-46 35-90 119-90 190 0 12 0 24 0 36 0 72 44 156 90 190 1 0 1 1 2 2 3 0 5-3 5-5z">
            <text:p/>
          </draw:path>
          <draw:path draw:style-name="gr7" draw:text-style-name="P7" draw:layer="layout" svg:width="0.128cm" svg:height="0.267cm" svg:x="7.74cm" svg:y="0.606cm" svg:viewBox="0 0 129 268" svg:d="M129 86c0-5-4-5-12-5-12 0-24 0-37 0 16-58 17-67 17-70 0-6-5-11-12-11-1 0-13 0-17 16-5 21-10 43-15 65-13 0-27 0-40 0-9 0-13 0-13 9 0 5 4 5 12 5 12 0 25 0 37 0-31 119-32 126-32 133 0 23 15 40 38 40 43 0 67-62 67-66 0-3-3-3-5-3-3 0-4 1-6 6-18 43-40 53-55 53-8 0-13-6-13-19 0-11 1-13 3-20 10-42 20-83 31-124 13 0 26 0 39 0 9 0 13 0 13-9z">
            <text:p/>
          </draw:path>
          <draw:path draw:style-name="gr7" draw:text-style-name="P7" draw:layer="layout" svg:width="0.096cm" svg:height="0.418cm" svg:x="7.907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 draw:style-name="gr6">
          <svg:title>TexMaths</svg:title>
          <svg:desc>12§display§x_{c}(i)§svg§600§TRUE§</svg:desc>
          <draw:path draw:style-name="gr7" draw:text-style-name="P7" draw:layer="layout" svg:width="0.209cm" svg:height="0.189cm" svg:x="10.701cm" svg:y="0.684cm" svg:viewBox="0 0 210 190" svg:d="M210 28c0-23-25-28-39-28-25 0-39 22-44 31-11-27-34-31-45-31-45 0-69 54-69 65 0 3 3 2 5 3 4 0 5-1 6-5 14-44 42-55 56-55 9 0 23 4 23 29 0 13-7 41-23 99-7 27-21 45-39 45-3 0-12 0-22-6 11-3 21-11 21-23 0-11-10-14-16-14-13 0-24 10-24 23 0 21 22 29 40 29 28 0 43-30 44-32 5 15 20 32 45 32 44 0 68-55 68-66 0-3-4-3-5-3-4 0-5 1-5 5-14 44-43 55-56 55-17 0-23-14-23-28 0-9 2-19 6-37 5-19 9-38 14-57 4-11 13-51 42-51 3 0 12 0 22 6-12 3-21 12-21 23 0 6 5 14 16 14 10 0 23-7 23-23z">
            <text:p/>
          </draw:path>
          <draw:path draw:style-name="gr7" draw:text-style-name="P7" draw:layer="layout" svg:width="0.127cm" svg:height="0.132cm" svg:x="10.948cm" svg:y="0.843cm" svg:viewBox="0 0 128 133" svg:d="M128 99c0-1-3-4-6-4-1 0-2 0-5 2-22 27-56 27-62 27-21 0-30-14-30-32 0-8 4-41 19-61 11-14 27-23 41-23 5 0 18 0 26 9-10 2-15 11-15 16 0 9 6 11 12 11s17-5 17-19c0-19-24-25-40-25-44 0-85 41-85 81 0 25 18 52 55 52 49 0 73-30 73-34z">
            <text:p/>
          </draw:path>
          <draw:path draw:style-name="gr7" draw:text-style-name="P7" draw:layer="layout" svg:width="0.096cm" svg:height="0.418cm" svg:x="11.147cm" svg:y="0.555cm" svg:viewBox="0 0 97 419" svg:d="M97 414c0-1-1-2-2-4-43-32-72-116-72-183 0-12 0-24 0-36 0-67 29-150 72-183 1-1 2-2 2-3 0-3-2-5-5-5-1 0-1 1-2 1-47 35-90 119-90 190 0 12 0 24 0 36 0 72 43 156 90 190 1 0 1 2 2 2 3 0 5-3 5-5z">
            <text:p/>
          </draw:path>
          <draw:path draw:style-name="gr7" draw:text-style-name="P7" draw:layer="layout" svg:width="0.109cm" svg:height="0.281cm" svg:x="11.28cm" svg:y="0.592cm" svg:viewBox="0 0 110 282" svg:d="M107 14c0-8-6-14-16-14-11 0-23 11-23 22 0 8 6 15 17 15 10 0 22-9 22-23zM110 217c0-4-3-4-5-4-3 0-3 1-6 7-7 26-21 53-43 53-7 0-9-5-9-15s2-15 12-41c5-15 11-30 17-45 4-12 4-13 8-24 4-8 6-14 6-22 0-18-13-34-35-34-39 0-55 60-55 65 0 3 3 2 5 3 5 0 5-1 7-7 11-39 28-53 42-53 4 0 11 0 11 15 0 8-4 17-5 21-4 11-23 60-29 78-5 11-9 24-9 34 0 19 14 34 33 34 40 0 55-61 55-65z">
            <text:p/>
          </draw:path>
          <draw:path draw:style-name="gr7" draw:text-style-name="P7" draw:layer="layout" svg:width="0.096cm" svg:height="0.418cm" svg:x="11.437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 draw:style-name="gr6">
          <svg:title>TexMaths</svg:title>
          <svg:desc>12§display§\mathbfit{X}(k)§svg§600§TRUE§</svg:desc>
          <draw:path draw:style-name="gr7" draw:text-style-name="P7" draw:layer="layout" svg:width="0.384cm" svg:height="0.288cm" svg:x="14.206cm" svg:y="0.582cm" svg:viewBox="0 0 385 289" svg:d="M385 7c0-2-2-7-9-7-14 0-31 1-45 1-19 0-37-1-55-1-4 0-12 0-12 12 0 7 7 7 10 7 14 1 24 5 26 5-27 26-54 53-81 79-13-27-25-54-38-80 4-1 17-4 24-4 5 0 12 0 12-11 0-6-4-8-9-8-21 0-43 1-64 1-10 0-19 0-29 0s-19-1-30-1c-4 0-11 0-11 12 0 7 5 7 17 7 6 0 11 0 17 1 6 2 6 2 8 6 20 41 39 82 59 122-36 35-71 70-107 105-7 7-15 15-52 15-9 0-16 0-16 12 0 4 2 9 8 9 11 0 36-2 47-2 18 1 36 1 54 2 4 0 12 0 12-12 0-9-7-9-11-9-8 0-17-1-25-3 33-33 66-66 98-99 16 34 32 67 48 100-8 1-14 2-25 2-4 0-12 0-12 12 0 1 0 9 10 9 21-1 42-1 63-2 10 0 20 0 30 0s19 2 29 2c4 0 12 0 12-12 0-9-6-9-17-9-6 0-9 0-17 0-6-1-6-1-9-7-22-46-44-93-66-139 18-18 37-37 55-55 9-9 18-18 26-26 17-16 22-21 66-22 7 0 9-11 9-12z">
            <text:p/>
          </draw:path>
          <draw:path draw:style-name="gr7" draw:text-style-name="P7" draw:layer="layout" svg:width="0.096cm" svg:height="0.418cm" svg:x="14.645cm" svg:y="0.556cm" svg:viewBox="0 0 97 419" svg:d="M97 414c0-1 0-2-1-3-43-33-73-116-73-183 0-12 0-24 0-36 0-67 30-151 73-184 1-1 1-2 1-3 0-3-1-5-4-5-1 0-1 1-2 1-47 35-91 119-91 191 0 12 0 24 0 36 0 71 44 155 91 190 1 0 1 1 2 1 3 0 4-2 4-5z">
            <text:p/>
          </draw:path>
          <draw:path draw:style-name="gr7" draw:text-style-name="P7" draw:layer="layout" svg:width="0.19cm" svg:height="0.296cm" svg:x="14.79cm" svg:y="0.579cm" svg:viewBox="0 0 191 297" svg:d="M191 133c0-13-10-26-29-26-12 0-31 2-61 35-15 17-32 34-47 40 14-59 29-118 43-177-2-2 0-5-5-5-9 0-40 4-51 5-4 0-9 0-9 8 0 5 4 5 11 5 19 0 21 2 21 7-1 3-1 6-2 9-20 80-40 161-61 241-1 6-1 8-1 10 0 10 8 12 12 12 6 0 12-5 14-10 3-3 21-81 24-92 15 1 48 9 48 36 0 4 0 5-1 10 0 4-1 9-1 14 0 25 17 42 38 42 13 0 24-7 34-23 11-18 10-28 15-42 0-4-4-4-6-4-3 0-4 1-6 7-8 31-18 52-36 52-8 0-13-4-13-20 0-7 1-17 3-23 2-7 2-9 2-13 0-27-26-39-62-44 13-7 26-22 36-31 20-23 39-41 60-41 2 0 3 0 3 1 6 0 6 0 10 3 1 1 1 1 1 2-20 1-24 18-24 23 0 6 5 14 17 14 11 0 23-10 23-25z">
            <text:p/>
          </draw:path>
          <draw:path draw:style-name="gr7" draw:text-style-name="P7" draw:layer="layout" svg:width="0.096cm" svg:height="0.418cm" svg:x="15.016cm" svg:y="0.556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2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236cm" svg:x="1cm" svg:y="5.654cm"/>
      <draw:page-thumbnail draw:layer="backgroundobjects" svg:width="8.999cm" svg:height="1.236cm" svg:x="1cm" svg:y="14.23cm"/>
      <draw:page-thumbnail draw:layer="backgroundobjects" svg:width="8.999cm" svg:height="1.236cm" svg:x="1cm" svg:y="22.806cm"/>
      <draw:page-thumbnail draw:layer="backgroundobjects" svg:width="8.999cm" svg:height="1.236cm" svg:x="11cm" svg:y="5.654cm"/>
      <draw:page-thumbnail draw:layer="backgroundobjects" svg:width="8.999cm" svg:height="1.236cm" svg:x="11cm" svg:y="14.23cm"/>
      <draw:page-thumbnail draw:layer="backgroundobjects" svg:width="8.999cm" svg:height="1.236cm" svg:x="11cm" svg:y="22.806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4-04-22T21:24:15.987666598</dc:date>
    <dc:creator>Łukasz Dróżdż</dc:creator>
    <meta:editing-duration>PT2H16M</meta:editing-duration>
    <meta:editing-cycles>30</meta:editing-cycles>
    <meta:generator>LibreOffice/24.2.0.3$Linux_X86_64 LibreOffice_project/420$Build-3</meta:generator>
    <meta:document-statistic meta:object-count="57"/>
  </office:meta>
</office:document-meta>
</file>